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 style:list-style-name="L1">
      <style:paragraph-properties fo:padding="0.0193in" fo:border="0.06pt solid #e3e3e3"/>
    </style:style>
    <style:style style:name="P4" style:family="paragraph" style:parent-style-name="Text_20_body" style:list-style-name="L1">
      <style:paragraph-properties fo:margin-top="0in" fo:margin-bottom="0in" style:contextual-spacing="false" fo:padding="0.0193in" fo:border="0.06pt solid #e3e3e3"/>
      <style:text-properties fo:font-size="10pt" style:font-size-asian="10pt" style:font-size-complex="10pt"/>
    </style:style>
    <style:style style:name="P5" style:family="paragraph" style:parent-style-name="Text_20_body" style:list-style-name="L1">
      <style:paragraph-properties fo:padding="0.0193in" fo:border="0.06pt solid #e3e3e3"/>
      <style:text-properties fo:font-size="10pt" style:font-size-asian="10pt" style:font-size-complex="10pt"/>
    </style:style>
    <style:style style:name="T1" style:family="text">
      <style:text-properties loext:padding="0.0193in" loext:border="0.06pt solid #e3e3e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levator Algorithm Explanation:</text:h>
      <text:list xml:id="list947355074" text:style-name="L1">
        <text:list-item>
          <text:p text:style-name="P3"><text:span text:style-name="Strong_20_Emphasis"><text:span text:style-name="T3">Initialization</text:span></text:span><text:span text:style-name="T2">:</text:span></text:p>
          <text:list>
            <text:list-item>
              <text:p text:style-name="P4">When the elevator system starts, the Elevator, Building, and BuildingMaster classes are initialized.</text:p>
            </text:list-item>
            <text:list-item>
              <text:p text:style-name="P4">Elevator objects are created with unique IDs and initialized at the ground floor, stationary, with empty destination queues.</text:p>
            </text:list-item>
          </text:list>
        </text:list-item>
        <text:list-item>
          <text:p text:style-name="P3"><text:span text:style-name="Strong_20_Emphasis"><text:span text:style-name="T3">Calling an Elevator</text:span></text:span><text:span text:style-name="T2">:</text:span></text:p>
          <text:list>
            <text:list-item>
              <text:p text:style-name="P4">When a user calls an elevator from a specific floor, the BuildingMaster class receives the request.</text:p>
            </text:list-item>
            <text:list-item>
              <text:p text:style-name="P4">The BuildingMaster selects the best available elevator based on its current position and direction.</text:p>
            </text:list-item>
            <text:list-item>
              <text:p text:style-name="P4">If an elevator is found, it is instructed to handle the request by adding the requested floor to its destination queue.</text:p>
            </text:list-item>
          </text:list>
        </text:list-item>
        <text:list-item>
          <text:p text:style-name="P3"><text:span text:style-name="Strong_20_Emphasis"><text:span text:style-name="T3">Handling Requests</text:span></text:span><text:span text:style-name="T2">:</text:span></text:p>
          <text:list>
            <text:list-item>
              <text:p text:style-name="P4">When an elevator receives a request, it adds the requested floor to its destination queue.</text:p>
            </text:list-item>
            <text:list-item>
              <text:p text:style-name="P4">If the elevator is stationary, it starts moving towards the first destination in its queue.</text:p>
            </text:list-item>
            <text:list-item>
              <text:p text:style-name="P4">As the elevator moves, it updates its current floor and direction accordingly.</text:p>
            </text:list-item>
            <text:list-item>
              <text:p text:style-name="P4">If there are multiple requests, the elevator continues to serve them in the order they were received.</text:p>
            </text:list-item>
          </text:list>
        </text:list-item>
        <text:list-item>
          <text:p text:style-name="P3"><text:span text:style-name="Strong_20_Emphasis"><text:span text:style-name="T3">Releasing an Elevator</text:span></text:span><text:span text:style-name="T2">:</text:span></text:p>
          <text:list>
            <text:list-item>
              <text:p text:style-name="P4">After completing its tasks or reaching its destination, an elevator may be released.</text:p>
            </text:list-item>
            <text:list-item>
              <text:p text:style-name="P4">When released, the elevator returns to a stationary state and becomes available to handle new requests.</text:p>
            </text:list-item>
          </text:list>
        </text:list-item>
        <text:list-item>
          <text:p text:style-name="P3"><text:span text:style-name="Strong_20_Emphasis"><text:span text:style-name="T3">Building Management</text:span></text:span><text:span text:style-name="T2">:</text:span></text:p>
          <text:list>
            <text:list-item>
              <text:p text:style-name="P4">The Building class manages multiple elevators within a building.</text:p>
            </text:list-item>
            <text:list-item>
              <text:p text:style-name="P4">It keeps track of each elevator's status and provides methods for calling and releasing elevators.</text:p>
            </text:list-item>
          </text:list>
        </text:list-item>
        <text:list-item>
          <text:p text:style-name="P3"><text:span text:style-name="Strong_20_Emphasis"><text:span text:style-name="T3">BuildingMaster Control</text:span></text:span><text:span text:style-name="T2">:</text:span></text:p>
          <text:list>
            <text:list-item>
              <text:p text:style-name="P4">The BuildingMaster class oversees multiple buildings and serves as the main controller for the elevator system.</text:p>
            </text:list-item>
            <text:list-item>
              <text:p text:style-name="P4">It coordinates elevator requests and releases across different buildings based on the user's input.</text:p>
            </text:list-item>
          </text:list>
        </text:list-item>
        <text:list-item>
          <text:p text:style-name="P3"><text:span text:style-name="Strong_20_Emphasis"><text:span text:style-name="T3">User Interaction</text:span></text:span><text:span text:style-name="T2">:</text:span></text:p>
          <text:list>
            <text:list-item>
              <text:p text:style-name="P4">Users interact with the elevator system through the provided interface, typically by selecting their current floor and desired destination.</text:p>
            </text:list-item>
            <text:list-item>
              <text:p text:style-name="P5">The elevator system processes these inputs, determines the best course of action, and dispatches the appropriate elevator to serve the request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1:49:10.538619081</meta:creation-date>
    <dc:date>2024-05-09T01:50:21.286186306</dc:date>
    <meta:editing-duration>PT1M11S</meta:editing-duration>
    <meta:editing-cycles>1</meta:editing-cycles>
    <meta:document-statistic meta:table-count="0" meta:image-count="0" meta:object-count="0" meta:page-count="1" meta:paragraph-count="25" meta:word-count="306" meta:character-count="1939" meta:non-whitespace-character-count="1682"/>
    <meta:generator>LibreOffice/7.3.7.2$Linux_X86_64 LibreOffice_project/30$Build-2</meta:generator>
  </office:meta>
</office:document-meta>
</file>